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in" svg:y="3.428in">
            <draw:object draw:notify-on-update-of-ranges="Sheet1.B2:Sheet1.H2 Sheet1.A3:Sheet1.A3 Sheet1.B3:Sheet1.H3 Sheet1.A4:Sheet1.A4 Sheet1.B4:Sheet1.H4 Sheet1.A5:Sheet1.A5 Sheet1.B5:Sheet1.H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5764in" svg:y="3.4173in">
            <draw:object draw:notify-on-update-of-ranges="Sheet1.B8:Sheet1.H8 Sheet1.A9:Sheet1.A9 Sheet1.B9:Sheet1.H9 Sheet1.A10:Sheet1.A10 Sheet1.B10:Sheet1.H10 Sheet1.A11:Sheet1.A11 Sheet1.B11:Sheet1.H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3.265in" svg:y="3.4559in">
            <draw:object draw:notify-on-update-of-ranges="Sheet1.B14:Sheet1.H14 Sheet1.A15:Sheet1.A15 Sheet1.B15:Sheet1.H15 Sheet1.A16:Sheet1.A16 Sheet1.B16:Sheet1.H16 Sheet1.A17:Sheet1.A17 Sheet1.B17:Sheet1.H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0.0508in" svg:y="7.1295in">
            <draw:object draw:notify-on-update-of-ranges="Sheet1.B2:Sheet1.H2 Sheet1.A1:Sheet1.A1 Sheet1.B3:Sheet1.H3 Sheet1.A7:Sheet1.A7 Sheet1.B9:Sheet1.H9 Sheet1.A13:Sheet1.A13 Sheet1.B15:Sheet1.H1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6.5575in" svg:y="7.1114in">
            <draw:object draw:notify-on-update-of-ranges="Sheet1.B2:Sheet1.H2 Sheet1.A1:Sheet1.A1 Sheet1.B4:Sheet1.H4 Sheet1.A7:Sheet1.A7 Sheet1.B10:Sheet1.H10 Sheet1.A13:Sheet1.A13 Sheet1.B16:Sheet1.H1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13.0252in" svg:y="7.198in">
            <draw:object draw:notify-on-update-of-ranges="Sheet1.B2:Sheet1.H2 Sheet1.A1:Sheet1.A1 Sheet1.B5:Sheet1.H5 Sheet1.A7:Sheet1.A7 Sheet1.B11:Sheet1.H11 Sheet1.A13:Sheet1.A13 Sheet1.B17:Sheet1.H1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6.2988in" svg:height="3.5429in" svg:x="7.6441in" svg:y="0in">
            <draw:object draw:notify-on-update-of-ranges="Sheet1.A1:Sheet1.A1 Sheet1.B2:Sheet1.H2 Sheet1.A1:Sheet1.A1 Sheet1.B6:Sheet1.H6 Sheet1.A7:Sheet1.A7 Sheet1.B12:Sheet1.H12 Sheet1.A13:Sheet1.A13 Sheet1.B18:Sheet1.H1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style-name="ce2" office:value-type="string" calcext:value-type="string" table:number-columns-spanned="8" table:number-rows-spanned="1">
            <text:p>Region 1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Trucks</text:p>
          </table:table-cell>
          <table:table-cell office:value-type="string" calcext:value-type="string">
            <text:p>T = 0</text:p>
          </table:table-cell>
          <table:table-cell office:value-type="string" calcext:value-type="string">
            <text:p>T = 1</text:p>
          </table:table-cell>
          <table:table-cell office:value-type="string" calcext:value-type="string">
            <text:p>T = 2</text:p>
          </table:table-cell>
          <table:table-cell office:value-type="string" calcext:value-type="string">
            <text:p>T = 3</text:p>
          </table:table-cell>
          <table:table-cell office:value-type="string" calcext:value-type="string">
            <text:p>T = 4</text:p>
          </table:table-cell>
          <table:table-cell office:value-type="string" calcext:value-type="string">
            <text:p>T = 5</text:p>
          </table:table-cell>
          <table:table-cell office:value-type="string" calcext:value-type="string">
            <text:p>T = 6</text:p>
          </table:table-cell>
        </table:table-row>
        <table:table-row table:style-name="ro1">
          <table:table-cell office:value-type="string" calcext:value-type="string">
            <text:p>Truck 1</text:p>
          </table:table-cell>
          <table:table-cell office:value-type="float" office:value="0" calcext:value-type="float">
            <text:p>0</text:p>
          </table:table-cell>
          <table:table-cell office:value-type="float" office:value="19.7651223288108" calcext:value-type="float">
            <text:p>19.7651223288108</text:p>
          </table:table-cell>
          <table:table-cell office:value-type="float" office:value="44.0393836669691" calcext:value-type="float">
            <text:p>44.0393836669691</text:p>
          </table:table-cell>
          <table:table-cell office:value-type="float" office:value="75.2921865127249" calcext:value-type="float">
            <text:p>75.2921865127249</text:p>
          </table:table-cell>
          <table:table-cell office:value-type="float" office:value="99.3762274730209" calcext:value-type="float">
            <text:p>99.3762274730209</text:p>
          </table:table-cell>
          <table:table-cell office:value-type="float" office:value="99.8910360396737" calcext:value-type="float">
            <text:p>99.8910360396737</text:p>
          </table:table-cell>
          <table:table-cell/>
        </table:table-row>
        <table:table-row table:style-name="ro1">
          <table:table-cell office:value-type="string" calcext:value-type="string">
            <text:p>Truck 2</text:p>
          </table:table-cell>
          <table:table-cell office:value-type="float" office:value="0" calcext:value-type="float">
            <text:p>0</text:p>
          </table:table-cell>
          <table:table-cell office:value-type="float" office:value="9.39498941564189" calcext:value-type="float">
            <text:p>9.39498941564189</text:p>
          </table:table-cell>
          <table:table-cell office:value-type="float" office:value="41.0747147923175" calcext:value-type="float">
            <text:p>41.0747147923175</text:p>
          </table:table-cell>
          <table:table-cell office:value-type="float" office:value="66.9598011601527" calcext:value-type="float">
            <text:p>66.9598011601527</text:p>
          </table:table-cell>
          <table:table-cell table:number-columns-repeated="2" office:value-type="float" office:value="99.7110122439184" calcext:value-type="float">
            <text:p>99.7110122439184</text:p>
          </table:table-cell>
          <table:table-cell/>
        </table:table-row>
        <table:table-row table:style-name="ro1">
          <table:table-cell office:value-type="string" calcext:value-type="string">
            <text:p>Truck 3</text:p>
          </table:table-cell>
          <table:table-cell office:value-type="float" office:value="0" calcext:value-type="float">
            <text:p>0</text:p>
          </table:table-cell>
          <table:table-cell office:value-type="float" office:value="3.66361843293692" calcext:value-type="float">
            <text:p>3.66361843293692</text:p>
          </table:table-cell>
          <table:table-cell office:value-type="float" office:value="24.2265583123129" calcext:value-type="float">
            <text:p>24.2265583123129</text:p>
          </table:table-cell>
          <table:table-cell office:value-type="float" office:value="49.7968482696398" calcext:value-type="float">
            <text:p>49.7968482696398</text:p>
          </table:table-cell>
          <table:table-cell office:value-type="float" office:value="88.3495876440345" calcext:value-type="float">
            <text:p>88.3495876440345</text:p>
          </table:table-cell>
          <table:table-cell office:value-type="float" office:value="99.3950852159089" calcext:value-type="float">
            <text:p>99.3950852159089</text:p>
          </table:table-cell>
          <table:table-cell/>
        </table:table-row>
        <table:table-row table:style-name="ro1">
          <table:table-cell/>
          <table:table-cell table:formula="of:=SUM([.B3:.B5])*1000/3000" office:value-type="float" office:value="0" calcext:value-type="float">
            <text:p>0</text:p>
          </table:table-cell>
          <table:table-cell table:formula="of:=SUM([.C3:.C5])*1000/3000" office:value-type="float" office:value="10.9412433924632" calcext:value-type="float">
            <text:p>10.9412433924632</text:p>
          </table:table-cell>
          <table:table-cell table:formula="of:=SUM([.D3:.D5])*1000/3000" office:value-type="float" office:value="36.4468855905332" calcext:value-type="float">
            <text:p>36.4468855905332</text:p>
          </table:table-cell>
          <table:table-cell table:formula="of:=SUM([.E3:.E5])*1000/3000" office:value-type="float" office:value="64.0162786475058" calcext:value-type="float">
            <text:p>64.0162786475058</text:p>
          </table:table-cell>
          <table:table-cell table:formula="of:=SUM([.F3:.F5])*1000/3000" office:value-type="float" office:value="95.8122757869912" calcext:value-type="float">
            <text:p>95.8122757869912</text:p>
          </table:table-cell>
          <table:table-cell table:formula="of:=SUM([.G3:.G5])*1000/3000" office:value-type="float" office:value="99.6657111665003" calcext:value-type="float">
            <text:p>99.6657111665003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8" table:number-rows-spanned="1">
            <text:p>Region 2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Trucks</text:p>
          </table:table-cell>
          <table:table-cell office:value-type="string" calcext:value-type="string">
            <text:p>T = 0</text:p>
          </table:table-cell>
          <table:table-cell office:value-type="string" calcext:value-type="string">
            <text:p>T = 1</text:p>
          </table:table-cell>
          <table:table-cell office:value-type="string" calcext:value-type="string">
            <text:p>T = 2</text:p>
          </table:table-cell>
          <table:table-cell office:value-type="string" calcext:value-type="string">
            <text:p>T = 3</text:p>
          </table:table-cell>
          <table:table-cell office:value-type="string" calcext:value-type="string">
            <text:p>T = 4</text:p>
          </table:table-cell>
          <table:table-cell office:value-type="string" calcext:value-type="string">
            <text:p>T = 5</text:p>
          </table:table-cell>
          <table:table-cell office:value-type="string" calcext:value-type="string">
            <text:p>T = 6</text:p>
          </table:table-cell>
        </table:table-row>
        <table:table-row table:style-name="ro1">
          <table:table-cell office:value-type="string" calcext:value-type="string">
            <text:p>Truck 1</text:p>
          </table:table-cell>
          <table:table-cell office:value-type="float" office:value="0" calcext:value-type="float">
            <text:p>0</text:p>
          </table:table-cell>
          <table:table-cell office:value-type="float" office:value="8.95206837687199" calcext:value-type="float">
            <text:p>8.95206837687199</text:p>
          </table:table-cell>
          <table:table-cell office:value-type="float" office:value="23.5168216998549" calcext:value-type="float">
            <text:p>23.5168216998549</text:p>
          </table:table-cell>
          <table:table-cell office:value-type="float" office:value="61.093915785662" calcext:value-type="float">
            <text:p>61.093915785662</text:p>
          </table:table-cell>
          <table:table-cell office:value-type="float" office:value="98.6503964121753" calcext:value-type="float">
            <text:p>98.6503964121753</text:p>
          </table:table-cell>
          <table:table-cell office:value-type="float" office:value="99.9576702059796" calcext:value-type="float">
            <text:p>99.9576702059796</text:p>
          </table:table-cell>
          <table:table-cell/>
        </table:table-row>
        <table:table-row table:style-name="ro1">
          <table:table-cell office:value-type="string" calcext:value-type="string">
            <text:p>Truck 2</text:p>
          </table:table-cell>
          <table:table-cell office:value-type="float" office:value="0" calcext:value-type="float">
            <text:p>0</text:p>
          </table:table-cell>
          <table:table-cell office:value-type="float" office:value="7.69492933191937" calcext:value-type="float">
            <text:p>7.69492933191937</text:p>
          </table:table-cell>
          <table:table-cell office:value-type="float" office:value="36.23059283917" calcext:value-type="float">
            <text:p>36.23059283917</text:p>
          </table:table-cell>
          <table:table-cell office:value-type="float" office:value="65.7120736349504" calcext:value-type="float">
            <text:p>65.7120736349504</text:p>
          </table:table-cell>
          <table:table-cell office:value-type="float" office:value="91.642605573909" calcext:value-type="float">
            <text:p>91.642605573909</text:p>
          </table:table-cell>
          <table:table-cell office:value-type="float" office:value="99.67059100641" calcext:value-type="float">
            <text:p>99.67059100641</text:p>
          </table:table-cell>
          <table:table-cell/>
        </table:table-row>
        <table:table-row table:style-name="ro1">
          <table:table-cell office:value-type="string" calcext:value-type="string">
            <text:p>Truck 3</text:p>
          </table:table-cell>
          <table:table-cell office:value-type="float" office:value="0" calcext:value-type="float">
            <text:p>0</text:p>
          </table:table-cell>
          <table:table-cell office:value-type="float" office:value="6.05774819356887" calcext:value-type="float">
            <text:p>6.05774819356887</text:p>
          </table:table-cell>
          <table:table-cell office:value-type="float" office:value="26.8195536977115" calcext:value-type="float">
            <text:p>26.8195536977115</text:p>
          </table:table-cell>
          <table:table-cell office:value-type="float" office:value="44.9615180700162" calcext:value-type="float">
            <text:p>44.9615180700162</text:p>
          </table:table-cell>
          <table:table-cell office:value-type="float" office:value="75.4532530272853" calcext:value-type="float">
            <text:p>75.4532530272853</text:p>
          </table:table-cell>
          <table:table-cell office:value-type="float" office:value="99.8490045543598" calcext:value-type="float">
            <text:p>99.8490045543598</text:p>
          </table:table-cell>
          <table:table-cell/>
        </table:table-row>
        <table:table-row table:style-name="ro1">
          <table:table-cell/>
          <table:table-cell table:formula="of:=SUM([.B9:.B11])*1000/3000" office:value-type="float" office:value="0" calcext:value-type="float">
            <text:p>0</text:p>
          </table:table-cell>
          <table:table-cell table:formula="of:=SUM([.C9:.C11])*1000/3000" office:value-type="float" office:value="7.56824863412008" calcext:value-type="float">
            <text:p>7.56824863412008</text:p>
          </table:table-cell>
          <table:table-cell table:formula="of:=SUM([.D9:.D11])*1000/3000" office:value-type="float" office:value="28.8556560789121" calcext:value-type="float">
            <text:p>28.8556560789121</text:p>
          </table:table-cell>
          <table:table-cell table:formula="of:=SUM([.E9:.E11])*1000/3000" office:value-type="float" office:value="57.2558358302095" calcext:value-type="float">
            <text:p>57.2558358302095</text:p>
          </table:table-cell>
          <table:table-cell table:formula="of:=SUM([.F9:.F11])*1000/3000" office:value-type="float" office:value="88.5820850044565" calcext:value-type="float">
            <text:p>88.5820850044565</text:p>
          </table:table-cell>
          <table:table-cell table:formula="of:=SUM([.G9:.G11])*1000/3000" office:value-type="float" office:value="99.8257552555831" calcext:value-type="float">
            <text:p>99.8257552555831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8" table:number-rows-spanned="1">
            <text:p>Region 3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Trucks</text:p>
          </table:table-cell>
          <table:table-cell office:value-type="string" calcext:value-type="string">
            <text:p>T = 0</text:p>
          </table:table-cell>
          <table:table-cell office:value-type="string" calcext:value-type="string">
            <text:p>T = 1</text:p>
          </table:table-cell>
          <table:table-cell office:value-type="string" calcext:value-type="string">
            <text:p>T = 2</text:p>
          </table:table-cell>
          <table:table-cell office:value-type="string" calcext:value-type="string">
            <text:p>T = 3</text:p>
          </table:table-cell>
          <table:table-cell office:value-type="string" calcext:value-type="string">
            <text:p>T = 4</text:p>
          </table:table-cell>
          <table:table-cell office:value-type="string" calcext:value-type="string">
            <text:p>T = 5</text:p>
          </table:table-cell>
          <table:table-cell office:value-type="string" calcext:value-type="string">
            <text:p>T = 6</text:p>
          </table:table-cell>
        </table:table-row>
        <table:table-row table:style-name="ro1">
          <table:table-cell office:value-type="string" calcext:value-type="string">
            <text:p>Truck 1</text:p>
          </table:table-cell>
          <table:table-cell office:value-type="float" office:value="0" calcext:value-type="float">
            <text:p>0</text:p>
          </table:table-cell>
          <table:table-cell office:value-type="float" office:value="9.7139509404164" calcext:value-type="float">
            <text:p>9.7139509404164</text:p>
          </table:table-cell>
          <table:table-cell office:value-type="float" office:value="39.2557784453238" calcext:value-type="float">
            <text:p>39.2557784453238</text:p>
          </table:table-cell>
          <table:table-cell office:value-type="float" office:value="60.1403687409032" calcext:value-type="float">
            <text:p>60.1403687409032</text:p>
          </table:table-cell>
          <table:table-cell table:number-columns-repeated="3" office:value-type="float" office:value="98.7447576426852" calcext:value-type="float">
            <text:p>98.7447576426852</text:p>
          </table:table-cell>
        </table:table-row>
        <table:table-row table:style-name="ro1">
          <table:table-cell office:value-type="string" calcext:value-type="string">
            <text:p>Truck 2</text:p>
          </table:table-cell>
          <table:table-cell office:value-type="float" office:value="0" calcext:value-type="float">
            <text:p>0</text:p>
          </table:table-cell>
          <table:table-cell office:value-type="float" office:value="9.12363345616691" calcext:value-type="float">
            <text:p>9.12363345616691</text:p>
          </table:table-cell>
          <table:table-cell office:value-type="float" office:value="50.8588200959893" calcext:value-type="float">
            <text:p>50.8588200959893</text:p>
          </table:table-cell>
          <table:table-cell office:value-type="float" office:value="63.5672106490881" calcext:value-type="float">
            <text:p>63.5672106490881</text:p>
          </table:table-cell>
          <table:table-cell office:value-type="float" office:value="92.8728130955408" calcext:value-type="float">
            <text:p>92.8728130955408</text:p>
          </table:table-cell>
          <table:table-cell table:number-columns-repeated="2" office:value-type="float" office:value="99.6638263018729" calcext:value-type="float">
            <text:p>99.6638263018729</text:p>
          </table:table-cell>
        </table:table-row>
        <table:table-row table:style-name="ro1">
          <table:table-cell office:value-type="string" calcext:value-type="string">
            <text:p>Truck 3</text:p>
          </table:table-cell>
          <table:table-cell office:value-type="float" office:value="0" calcext:value-type="float">
            <text:p>0</text:p>
          </table:table-cell>
          <table:table-cell office:value-type="float" office:value="7.36402015065641" calcext:value-type="float">
            <text:p>7.36402015065641</text:p>
          </table:table-cell>
          <table:table-cell office:value-type="float" office:value="13.4144279178573" calcext:value-type="float">
            <text:p>13.4144279178573</text:p>
          </table:table-cell>
          <table:table-cell office:value-type="float" office:value="37.0397360695193" calcext:value-type="float">
            <text:p>37.0397360695193</text:p>
          </table:table-cell>
          <table:table-cell office:value-type="float" office:value="60.9426963756656" calcext:value-type="float">
            <text:p>60.9426963756656</text:p>
          </table:table-cell>
          <table:table-cell office:value-type="float" office:value="82.7445744413746" calcext:value-type="float">
            <text:p>82.7445744413746</text:p>
          </table:table-cell>
          <table:table-cell office:value-type="float" office:value="99.5782494765017" calcext:value-type="float">
            <text:p>99.5782494765017</text:p>
          </table:table-cell>
        </table:table-row>
        <table:table-row table:style-name="ro1">
          <table:table-cell/>
          <table:table-cell table:formula="of:=SUM([.B15:.B17])*1000/3000" office:value-type="float" office:value="0" calcext:value-type="float">
            <text:p>0</text:p>
          </table:table-cell>
          <table:table-cell table:formula="of:=SUM([.C15:.C17])*1000/3000" office:value-type="float" office:value="8.73386818241324" calcext:value-type="float">
            <text:p>8.73386818241324</text:p>
          </table:table-cell>
          <table:table-cell table:formula="of:=SUM([.D15:.D17])*1000/3000" office:value-type="float" office:value="34.5096754863901" calcext:value-type="float">
            <text:p>34.5096754863901</text:p>
          </table:table-cell>
          <table:table-cell table:formula="of:=SUM([.E15:.E17])*1000/3000" office:value-type="float" office:value="53.5824384865035" calcext:value-type="float">
            <text:p>53.5824384865035</text:p>
          </table:table-cell>
          <table:table-cell table:formula="of:=SUM([.F15:.F17])*1000/3000" office:value-type="float" office:value="84.1867557046305" calcext:value-type="float">
            <text:p>84.1867557046305</text:p>
          </table:table-cell>
          <table:table-cell table:formula="of:=SUM([.G15:.G17])*1000/3000" office:value-type="float" office:value="93.7177194619776" calcext:value-type="float">
            <text:p>93.7177194619776</text:p>
          </table:table-cell>
          <table:table-cell table:formula="of:=SUM([.H15:.H17])*1000/3000" office:value-type="float" office:value="99.3289444736866" calcext:value-type="float">
            <text:p>99.32894447368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Zen Hei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0T20:04:13.529455911</meta:creation-date>
    <dc:date>2022-07-24T13:32:30.294206645</dc:date>
    <meta:editing-duration>PT45M55S</meta:editing-duration>
    <meta:editing-cycles>5</meta:editing-cycles>
    <meta:generator>LibreOffice/7.3.4.2$Linux_X86_64 LibreOffice_project/30$Build-2</meta:generator>
    <meta:document-statistic meta:table-count="1" meta:cell-count="112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58cm" svg:y="0.316cm" chart:style-name="ch2">
          <text:p>Truck Fill VS Time-Interval</text:p>
        </chart:title>
        <chart:subtitle svg:x="6.885cm" svg:y="1.275cm" chart:style-name="ch3">
          <text:p>for Region 1</text:p>
        </chart:subtitle>
        <chart:legend chart:legend-position="end" svg:x="13.492cm" svg:y="3.703cm" style:legend-expansion="high" chart:style-name="ch4"/>
        <chart:plot-area chart:style-name="ch5" table:cell-range-address="Sheet1.B2:Sheet1.H5 Sheet1.A3:Sheet1.A5" chart:data-source-has-labels="both" svg:x="1.331cm" svg:y="2.138cm" svg:width="11.841cm" svg:height="5.701cm">
          <chart:coordinate-region svg:x="2.138cm" svg:y="2.337cm" svg:width="10.622cm" svg:height="4.855cm"/>
          <chart:axis chart:dimension="x" chart:name="primary-x" chart:style-name="ch6" chartooo:axis-type="auto">
            <chartooo:date-scale/>
            <chart:title svg:x="6.254cm" svg:y="8.019cm" chart:style-name="ch7">
              <text:p>Time-Interval</text:p>
            </chart:title>
            <chart:categories table:cell-range-address="Sheet1.B2:Sheet1.H2"/>
          </chart:axis>
          <chart:axis chart:dimension="y" chart:name="primary-y" chart:style-name="ch6">
            <chart:title svg:x="0.451cm" svg:y="6.567cm" chart:style-name="ch8">
              <text:p>Truck Fill Percentage</text:p>
            </chart:title>
          </chart:axis>
          <chart:series chart:style-name="ch9" chart:values-cell-range-address="Sheet1.B3:Sheet1.H3" chart:label-cell-address="Sheet1.A3:Sheet1.A3" chart:class="chart:line">
            <chart:data-point chart:repeated="7"/>
          </chart:series>
          <chart:series chart:style-name="ch10" chart:values-cell-range-address="Sheet1.B4:Sheet1.H4" chart:label-cell-address="Sheet1.A4:Sheet1.A4" chart:class="chart:line">
            <chart:data-point chart:repeated="7"/>
          </chart:series>
          <chart:series chart:style-name="ch11" chart:values-cell-range-address="Sheet1.B5:Sheet1.H5" chart:label-cell-address="Sheet1.A5:Sheet1.A5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= 0</text:p>
                <draw:g>
                  <svg:desc>Sheet1.B2:Sheet1.H2</svg:desc>
                </draw:g>
              </table:table-cell>
              <table:table-cell office:value-type="string">
                <text:p>T = 1</text:p>
              </table:table-cell>
              <table:table-cell office:value-type="string">
                <text:p>T = 2</text:p>
              </table:table-cell>
              <table:table-cell office:value-type="string">
                <text:p>T = 3</text:p>
              </table:table-cell>
              <table:table-cell office:value-type="string">
                <text:p>T = 4</text:p>
              </table:table-cell>
              <table:table-cell office:value-type="string">
                <text:p>T = 5</text:p>
              </table:table-cell>
              <table:table-cell office:value-type="string">
                <text:p>T = 6</text:p>
              </table:table-cell>
            </table:table-row>
          </table:table-header-rows>
          <table:table-rows>
            <table:table-row>
              <table:table-cell office:value-type="string">
                <text:p>Truck 1</text:p>
                <draw:g>
                  <svg:desc>Sheet1.A3:Sheet1.A3</svg:desc>
                </draw:g>
              </table:table-cell>
              <table:table-cell office:value-type="float" office:value="0">
                <text:p>0</text:p>
                <draw:g>
                  <svg:desc>Sheet1.B3:Sheet1.H3</svg:desc>
                </draw:g>
              </table:table-cell>
              <table:table-cell office:value-type="float" office:value="19.7651223288108">
                <text:p>19.7651223288108</text:p>
              </table:table-cell>
              <table:table-cell office:value-type="float" office:value="44.0393836669691">
                <text:p>44.0393836669691</text:p>
              </table:table-cell>
              <table:table-cell office:value-type="float" office:value="75.2921865127249">
                <text:p>75.2921865127249</text:p>
              </table:table-cell>
              <table:table-cell office:value-type="float" office:value="99.3762274730209">
                <text:p>99.3762274730209</text:p>
              </table:table-cell>
              <table:table-cell office:value-type="float" office:value="99.8910360396737">
                <text:p>99.8910360396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uck 2</text:p>
                <draw:g>
                  <svg:desc>Sheet1.A4:Sheet1.A4</svg:desc>
                </draw:g>
              </table:table-cell>
              <table:table-cell office:value-type="float" office:value="0">
                <text:p>0</text:p>
                <draw:g>
                  <svg:desc>Sheet1.B4:Sheet1.H4</svg:desc>
                </draw:g>
              </table:table-cell>
              <table:table-cell office:value-type="float" office:value="9.39498941564189">
                <text:p>9.39498941564189</text:p>
              </table:table-cell>
              <table:table-cell office:value-type="float" office:value="41.0747147923175">
                <text:p>41.0747147923175</text:p>
              </table:table-cell>
              <table:table-cell office:value-type="float" office:value="66.9598011601527">
                <text:p>66.9598011601527</text:p>
              </table:table-cell>
              <table:table-cell office:value-type="float" office:value="99.7110122439184">
                <text:p>99.7110122439184</text:p>
              </table:table-cell>
              <table:table-cell office:value-type="float" office:value="99.7110122439184">
                <text:p>99.7110122439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uck 3</text:p>
                <draw:g>
                  <svg:desc>Sheet1.A5:Sheet1.A5</svg:desc>
                </draw:g>
              </table:table-cell>
              <table:table-cell office:value-type="float" office:value="0">
                <text:p>0</text:p>
                <draw:g>
                  <svg:desc>Sheet1.B5:Sheet1.H5</svg:desc>
                </draw:g>
              </table:table-cell>
              <table:table-cell office:value-type="float" office:value="3.66361843293692">
                <text:p>3.66361843293692</text:p>
              </table:table-cell>
              <table:table-cell office:value-type="float" office:value="24.2265583123129">
                <text:p>24.2265583123129</text:p>
              </table:table-cell>
              <table:table-cell office:value-type="float" office:value="49.7968482696398">
                <text:p>49.7968482696398</text:p>
              </table:table-cell>
              <table:table-cell office:value-type="float" office:value="88.3495876440345">
                <text:p>88.3495876440345</text:p>
              </table:table-cell>
              <table:table-cell office:value-type="float" office:value="99.3950852159089">
                <text:p>99.395085215908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 chart:label-position="top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58cm" svg:y="0.316cm" chart:style-name="ch2">
          <text:p>Truck Fill VS Time-Interval</text:p>
        </chart:title>
        <chart:subtitle svg:x="6.885cm" svg:y="1.275cm" chart:style-name="ch3">
          <text:p>for Region 2</text:p>
        </chart:subtitle>
        <chart:legend chart:legend-position="end" svg:x="13.492cm" svg:y="3.703cm" style:legend-expansion="high" chart:style-name="ch4"/>
        <chart:plot-area chart:style-name="ch5" table:cell-range-address="Sheet1.B8:Sheet1.H11 Sheet1.A9:Sheet1.A11" chart:data-source-has-labels="both" svg:x="1.331cm" svg:y="2.138cm" svg:width="11.841cm" svg:height="5.701cm">
          <chart:coordinate-region svg:x="2.138cm" svg:y="2.337cm" svg:width="10.622cm" svg:height="4.855cm"/>
          <chart:axis chart:dimension="x" chart:name="primary-x" chart:style-name="ch6" chartooo:axis-type="auto">
            <chartooo:date-scale/>
            <chart:title svg:x="6.254cm" svg:y="8.019cm" chart:style-name="ch7">
              <text:p>Time-Interval</text:p>
            </chart:title>
            <chart:categories table:cell-range-address="Sheet1.B8:Sheet1.H8"/>
          </chart:axis>
          <chart:axis chart:dimension="y" chart:name="primary-y" chart:style-name="ch6">
            <chart:title svg:x="0.451cm" svg:y="6.567cm" chart:style-name="ch8">
              <text:p>Truck Fill Percentage</text:p>
            </chart:title>
          </chart:axis>
          <chart:series chart:style-name="ch9" chart:values-cell-range-address="Sheet1.B9:Sheet1.H9" chart:label-cell-address="Sheet1.A9:Sheet1.A9" chart:class="chart:line">
            <chart:data-point chart:repeated="7"/>
          </chart:series>
          <chart:series chart:style-name="ch10" chart:values-cell-range-address="Sheet1.B10:Sheet1.H10" chart:label-cell-address="Sheet1.A10:Sheet1.A10" chart:class="chart:line">
            <chart:data-point chart:repeated="7"/>
          </chart:series>
          <chart:series chart:style-name="ch11" chart:values-cell-range-address="Sheet1.B11:Sheet1.H11" chart:label-cell-address="Sheet1.A11:Sheet1.A11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= 0</text:p>
                <draw:g>
                  <svg:desc>Sheet1.B8:Sheet1.H8</svg:desc>
                </draw:g>
              </table:table-cell>
              <table:table-cell office:value-type="string">
                <text:p>T = 1</text:p>
              </table:table-cell>
              <table:table-cell office:value-type="string">
                <text:p>T = 2</text:p>
              </table:table-cell>
              <table:table-cell office:value-type="string">
                <text:p>T = 3</text:p>
              </table:table-cell>
              <table:table-cell office:value-type="string">
                <text:p>T = 4</text:p>
              </table:table-cell>
              <table:table-cell office:value-type="string">
                <text:p>T = 5</text:p>
              </table:table-cell>
              <table:table-cell office:value-type="string">
                <text:p>T = 6</text:p>
              </table:table-cell>
            </table:table-row>
          </table:table-header-rows>
          <table:table-rows>
            <table:table-row>
              <table:table-cell office:value-type="string">
                <text:p>Truck 1</text:p>
                <draw:g>
                  <svg:desc>Sheet1.A9:Sheet1.A9</svg:desc>
                </draw:g>
              </table:table-cell>
              <table:table-cell office:value-type="float" office:value="0">
                <text:p>0</text:p>
                <draw:g>
                  <svg:desc>Sheet1.B9:Sheet1.H9</svg:desc>
                </draw:g>
              </table:table-cell>
              <table:table-cell office:value-type="float" office:value="8.95206837687199">
                <text:p>8.95206837687199</text:p>
              </table:table-cell>
              <table:table-cell office:value-type="float" office:value="23.5168216998549">
                <text:p>23.5168216998549</text:p>
              </table:table-cell>
              <table:table-cell office:value-type="float" office:value="61.093915785662">
                <text:p>61.093915785662</text:p>
              </table:table-cell>
              <table:table-cell office:value-type="float" office:value="98.6503964121753">
                <text:p>98.6503964121753</text:p>
              </table:table-cell>
              <table:table-cell office:value-type="float" office:value="99.9576702059796">
                <text:p>99.9576702059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uck 2</text:p>
                <draw:g>
                  <svg:desc>Sheet1.A10:Sheet1.A10</svg:desc>
                </draw:g>
              </table:table-cell>
              <table:table-cell office:value-type="float" office:value="0">
                <text:p>0</text:p>
                <draw:g>
                  <svg:desc>Sheet1.B10:Sheet1.H10</svg:desc>
                </draw:g>
              </table:table-cell>
              <table:table-cell office:value-type="float" office:value="7.69492933191937">
                <text:p>7.69492933191937</text:p>
              </table:table-cell>
              <table:table-cell office:value-type="float" office:value="36.23059283917">
                <text:p>36.23059283917</text:p>
              </table:table-cell>
              <table:table-cell office:value-type="float" office:value="65.7120736349504">
                <text:p>65.7120736349504</text:p>
              </table:table-cell>
              <table:table-cell office:value-type="float" office:value="91.642605573909">
                <text:p>91.642605573909</text:p>
              </table:table-cell>
              <table:table-cell office:value-type="float" office:value="99.67059100641">
                <text:p>99.67059100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uck 3</text:p>
                <draw:g>
                  <svg:desc>Sheet1.A11:Sheet1.A11</svg:desc>
                </draw:g>
              </table:table-cell>
              <table:table-cell office:value-type="float" office:value="0">
                <text:p>0</text:p>
                <draw:g>
                  <svg:desc>Sheet1.B11:Sheet1.H11</svg:desc>
                </draw:g>
              </table:table-cell>
              <table:table-cell office:value-type="float" office:value="6.05774819356887">
                <text:p>6.05774819356887</text:p>
              </table:table-cell>
              <table:table-cell office:value-type="float" office:value="26.8195536977115">
                <text:p>26.8195536977115</text:p>
              </table:table-cell>
              <table:table-cell office:value-type="float" office:value="44.9615180700162">
                <text:p>44.9615180700162</text:p>
              </table:table-cell>
              <table:table-cell office:value-type="float" office:value="75.4532530272853">
                <text:p>75.4532530272853</text:p>
              </table:table-cell>
              <table:table-cell office:value-type="float" office:value="99.8490045543598">
                <text:p>99.849004554359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58cm" svg:y="0.316cm" chart:style-name="ch2">
          <text:p>Truck Fill VS Time-Interval</text:p>
        </chart:title>
        <chart:subtitle svg:x="6.885cm" svg:y="1.275cm" chart:style-name="ch3">
          <text:p>for Region 3</text:p>
        </chart:subtitle>
        <chart:legend chart:legend-position="end" svg:x="13.492cm" svg:y="3.703cm" style:legend-expansion="high" chart:style-name="ch4"/>
        <chart:plot-area chart:style-name="ch5" table:cell-range-address="Sheet1.B14:Sheet1.H17 Sheet1.A15:Sheet1.A17" chart:data-source-has-labels="both" svg:x="1.331cm" svg:y="2.138cm" svg:width="11.841cm" svg:height="5.701cm">
          <chart:coordinate-region svg:x="2.138cm" svg:y="2.337cm" svg:width="10.622cm" svg:height="4.855cm"/>
          <chart:axis chart:dimension="x" chart:name="primary-x" chart:style-name="ch6" chartooo:axis-type="auto">
            <chartooo:date-scale/>
            <chart:title svg:x="6.254cm" svg:y="8.019cm" chart:style-name="ch7">
              <text:p>Time-Interval</text:p>
            </chart:title>
            <chart:categories table:cell-range-address="Sheet1.B14:Sheet1.H14"/>
          </chart:axis>
          <chart:axis chart:dimension="y" chart:name="primary-y" chart:style-name="ch6">
            <chart:title svg:x="0.451cm" svg:y="6.567cm" chart:style-name="ch8">
              <text:p>Truck Fill Percentage</text:p>
            </chart:title>
          </chart:axis>
          <chart:series chart:style-name="ch9" chart:values-cell-range-address="Sheet1.B15:Sheet1.H15" chart:label-cell-address="Sheet1.A15:Sheet1.A15" chart:class="chart:line">
            <chart:data-point chart:repeated="7"/>
          </chart:series>
          <chart:series chart:style-name="ch10" chart:values-cell-range-address="Sheet1.B16:Sheet1.H16" chart:label-cell-address="Sheet1.A16:Sheet1.A16" chart:class="chart:line">
            <chart:data-point chart:repeated="7"/>
          </chart:series>
          <chart:series chart:style-name="ch11" chart:values-cell-range-address="Sheet1.B17:Sheet1.H17" chart:label-cell-address="Sheet1.A17:Sheet1.A17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= 0</text:p>
                <draw:g>
                  <svg:desc>Sheet1.B14:Sheet1.H14</svg:desc>
                </draw:g>
              </table:table-cell>
              <table:table-cell office:value-type="string">
                <text:p>T = 1</text:p>
              </table:table-cell>
              <table:table-cell office:value-type="string">
                <text:p>T = 2</text:p>
              </table:table-cell>
              <table:table-cell office:value-type="string">
                <text:p>T = 3</text:p>
              </table:table-cell>
              <table:table-cell office:value-type="string">
                <text:p>T = 4</text:p>
              </table:table-cell>
              <table:table-cell office:value-type="string">
                <text:p>T = 5</text:p>
              </table:table-cell>
              <table:table-cell office:value-type="string">
                <text:p>T = 6</text:p>
              </table:table-cell>
            </table:table-row>
          </table:table-header-rows>
          <table:table-rows>
            <table:table-row>
              <table:table-cell office:value-type="string">
                <text:p>Truck 1</text:p>
                <draw:g>
                  <svg:desc>Sheet1.A15:Sheet1.A15</svg:desc>
                </draw:g>
              </table:table-cell>
              <table:table-cell office:value-type="float" office:value="0">
                <text:p>0</text:p>
                <draw:g>
                  <svg:desc>Sheet1.B15:Sheet1.H15</svg:desc>
                </draw:g>
              </table:table-cell>
              <table:table-cell office:value-type="float" office:value="9.7139509404164">
                <text:p>9.7139509404164</text:p>
              </table:table-cell>
              <table:table-cell office:value-type="float" office:value="39.2557784453238">
                <text:p>39.2557784453238</text:p>
              </table:table-cell>
              <table:table-cell office:value-type="float" office:value="60.1403687409032">
                <text:p>60.1403687409032</text:p>
              </table:table-cell>
              <table:table-cell office:value-type="float" office:value="98.7447576426852">
                <text:p>98.7447576426852</text:p>
              </table:table-cell>
              <table:table-cell office:value-type="float" office:value="98.7447576426852">
                <text:p>98.7447576426852</text:p>
              </table:table-cell>
              <table:table-cell office:value-type="float" office:value="98.7447576426852">
                <text:p>98.7447576426852</text:p>
              </table:table-cell>
            </table:table-row>
            <table:table-row>
              <table:table-cell office:value-type="string">
                <text:p>Truck 2</text:p>
                <draw:g>
                  <svg:desc>Sheet1.A16:Sheet1.A16</svg:desc>
                </draw:g>
              </table:table-cell>
              <table:table-cell office:value-type="float" office:value="0">
                <text:p>0</text:p>
                <draw:g>
                  <svg:desc>Sheet1.B16:Sheet1.H16</svg:desc>
                </draw:g>
              </table:table-cell>
              <table:table-cell office:value-type="float" office:value="9.12363345616691">
                <text:p>9.12363345616691</text:p>
              </table:table-cell>
              <table:table-cell office:value-type="float" office:value="50.8588200959893">
                <text:p>50.8588200959893</text:p>
              </table:table-cell>
              <table:table-cell office:value-type="float" office:value="63.5672106490881">
                <text:p>63.5672106490881</text:p>
              </table:table-cell>
              <table:table-cell office:value-type="float" office:value="92.8728130955408">
                <text:p>92.8728130955408</text:p>
              </table:table-cell>
              <table:table-cell office:value-type="float" office:value="99.6638263018729">
                <text:p>99.6638263018729</text:p>
              </table:table-cell>
              <table:table-cell office:value-type="float" office:value="99.6638263018729">
                <text:p>99.6638263018729</text:p>
              </table:table-cell>
            </table:table-row>
            <table:table-row>
              <table:table-cell office:value-type="string">
                <text:p>Truck 3</text:p>
                <draw:g>
                  <svg:desc>Sheet1.A17:Sheet1.A17</svg:desc>
                </draw:g>
              </table:table-cell>
              <table:table-cell office:value-type="float" office:value="0">
                <text:p>0</text:p>
                <draw:g>
                  <svg:desc>Sheet1.B17:Sheet1.H17</svg:desc>
                </draw:g>
              </table:table-cell>
              <table:table-cell office:value-type="float" office:value="7.36402015065641">
                <text:p>7.36402015065641</text:p>
              </table:table-cell>
              <table:table-cell office:value-type="float" office:value="13.4144279178573">
                <text:p>13.4144279178573</text:p>
              </table:table-cell>
              <table:table-cell office:value-type="float" office:value="37.0397360695193">
                <text:p>37.0397360695193</text:p>
              </table:table-cell>
              <table:table-cell office:value-type="float" office:value="60.9426963756656">
                <text:p>60.9426963756656</text:p>
              </table:table-cell>
              <table:table-cell office:value-type="float" office:value="82.7445744413746">
                <text:p>82.7445744413746</text:p>
              </table:table-cell>
              <table:table-cell office:value-type="float" office:value="99.5782494765017">
                <text:p>99.57824947650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4cm" svg:y="0.316cm" chart:style-name="ch2">
          <text:p>Comparison of Truck 1 Fill percentage VS Time-Interval</text:p>
        </chart:title>
        <chart:subtitle svg:x="6.699cm" svg:y="1.275cm" chart:style-name="ch3">
          <text:p>for all Regions</text:p>
        </chart:subtitle>
        <chart:legend chart:legend-position="end" svg:x="13.896cm" svg:y="3.703cm" style:legend-expansion="high" chart:style-name="ch4"/>
        <chart:plot-area chart:style-name="ch5" table:cell-range-address="Sheet1.B2:Sheet1.H3 Sheet1.A1:Sheet1.A1 Sheet1.A7:Sheet1.A7 Sheet1.B9:Sheet1.H9 Sheet1.A13:Sheet1.A13 Sheet1.B15:Sheet1.H15" chart:data-source-has-labels="both" svg:x="1.331cm" svg:y="2.138cm" svg:width="12.245cm" svg:height="5.701cm">
          <chart:coordinate-region svg:x="2.138cm" svg:y="2.337cm" svg:width="11.438cm" svg:height="4.855cm"/>
          <chart:axis chart:dimension="x" chart:name="primary-x" chart:style-name="ch6" chartooo:axis-type="auto">
            <chartooo:date-scale/>
            <chart:title svg:x="6.456cm" svg:y="8.019cm" chart:style-name="ch7">
              <text:p>Time-Interval</text:p>
            </chart:title>
            <chart:categories table:cell-range-address="Sheet1.B2:Sheet1.H2"/>
          </chart:axis>
          <chart:axis chart:dimension="y" chart:name="primary-y" chart:style-name="ch8">
            <chart:title svg:x="0.451cm" svg:y="6.13cm" chart:style-name="ch9">
              <text:p>Fill Percentage</text:p>
            </chart:title>
          </chart:axis>
          <chart:series chart:style-name="ch10" chart:values-cell-range-address="Sheet1.B3:Sheet1.H3" chart:label-cell-address="Sheet1.A1:Sheet1.A1" chart:class="chart:bar">
            <chart:data-point chart:repeated="7"/>
          </chart:series>
          <chart:series chart:style-name="ch11" chart:values-cell-range-address="Sheet1.B9:Sheet1.H9" chart:label-cell-address="Sheet1.A7:Sheet1.A7" chart:class="chart:bar">
            <chart:data-point chart:repeated="7"/>
          </chart:series>
          <chart:series chart:style-name="ch12" chart:values-cell-range-address="Sheet1.B15:Sheet1.H15" chart:label-cell-address="Sheet1.A13:Sheet1.A13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= 0</text:p>
                <draw:g>
                  <svg:desc>Sheet1.B2:Sheet1.H2</svg:desc>
                </draw:g>
              </table:table-cell>
              <table:table-cell office:value-type="string">
                <text:p>T = 1</text:p>
              </table:table-cell>
              <table:table-cell office:value-type="string">
                <text:p>T = 2</text:p>
              </table:table-cell>
              <table:table-cell office:value-type="string">
                <text:p>T = 3</text:p>
              </table:table-cell>
              <table:table-cell office:value-type="string">
                <text:p>T = 4</text:p>
              </table:table-cell>
              <table:table-cell office:value-type="string">
                <text:p>T = 5</text:p>
              </table:table-cell>
              <table:table-cell office:value-type="string">
                <text:p>T = 6</text:p>
              </table:table-cell>
            </table:table-row>
          </table:table-header-rows>
          <table:table-rows>
            <table:table-row>
              <table:table-cell office:value-type="string">
                <text:p>Region 1</text:p>
                <draw:g>
                  <svg:desc>Sheet1.A1:Sheet1.A1</svg:desc>
                </draw:g>
              </table:table-cell>
              <table:table-cell office:value-type="float" office:value="0">
                <text:p>0</text:p>
                <draw:g>
                  <svg:desc>Sheet1.B3:Sheet1.H3</svg:desc>
                </draw:g>
              </table:table-cell>
              <table:table-cell office:value-type="float" office:value="19.7651223288108">
                <text:p>19.7651223288108</text:p>
              </table:table-cell>
              <table:table-cell office:value-type="float" office:value="44.0393836669691">
                <text:p>44.0393836669691</text:p>
              </table:table-cell>
              <table:table-cell office:value-type="float" office:value="75.2921865127249">
                <text:p>75.2921865127249</text:p>
              </table:table-cell>
              <table:table-cell office:value-type="float" office:value="99.3762274730209">
                <text:p>99.3762274730209</text:p>
              </table:table-cell>
              <table:table-cell office:value-type="float" office:value="99.8910360396737">
                <text:p>99.8910360396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gion 2</text:p>
                <draw:g>
                  <svg:desc>Sheet1.A7:Sheet1.A7</svg:desc>
                </draw:g>
              </table:table-cell>
              <table:table-cell office:value-type="float" office:value="0">
                <text:p>0</text:p>
                <draw:g>
                  <svg:desc>Sheet1.B9:Sheet1.H9</svg:desc>
                </draw:g>
              </table:table-cell>
              <table:table-cell office:value-type="float" office:value="8.95206837687199">
                <text:p>8.95206837687199</text:p>
              </table:table-cell>
              <table:table-cell office:value-type="float" office:value="23.5168216998549">
                <text:p>23.5168216998549</text:p>
              </table:table-cell>
              <table:table-cell office:value-type="float" office:value="61.093915785662">
                <text:p>61.093915785662</text:p>
              </table:table-cell>
              <table:table-cell office:value-type="float" office:value="98.6503964121753">
                <text:p>98.6503964121753</text:p>
              </table:table-cell>
              <table:table-cell office:value-type="float" office:value="99.9576702059796">
                <text:p>99.9576702059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gion 3</text:p>
                <draw:g>
                  <svg:desc>Sheet1.A13:Sheet1.A13</svg:desc>
                </draw:g>
              </table:table-cell>
              <table:table-cell office:value-type="float" office:value="0">
                <text:p>0</text:p>
                <draw:g>
                  <svg:desc>Sheet1.B15:Sheet1.H15</svg:desc>
                </draw:g>
              </table:table-cell>
              <table:table-cell office:value-type="float" office:value="9.7139509404164">
                <text:p>9.7139509404164</text:p>
              </table:table-cell>
              <table:table-cell office:value-type="float" office:value="39.2557784453238">
                <text:p>39.2557784453238</text:p>
              </table:table-cell>
              <table:table-cell office:value-type="float" office:value="60.1403687409032">
                <text:p>60.1403687409032</text:p>
              </table:table-cell>
              <table:table-cell office:value-type="float" office:value="98.7447576426852">
                <text:p>98.7447576426852</text:p>
              </table:table-cell>
              <table:table-cell office:value-type="float" office:value="98.7447576426852">
                <text:p>98.7447576426852</text:p>
              </table:table-cell>
              <table:table-cell office:value-type="float" office:value="98.7447576426852">
                <text:p>98.744757642685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 chart:label-position="top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standard-deviation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link-data-style-to-source="true" chart:label-position="top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374cm" svg:y="0.316cm" chart:style-name="ch2">
          <text:p>Comparison of Truck 2 Fill Percentage VS Time-Interval</text:p>
        </chart:title>
        <chart:subtitle svg:x="6.699cm" svg:y="1.275cm" chart:style-name="ch3">
          <text:p>for all Regions</text:p>
        </chart:subtitle>
        <chart:legend chart:legend-position="end" svg:x="13.896cm" svg:y="3.703cm" style:legend-expansion="high" chart:style-name="ch4"/>
        <chart:plot-area chart:style-name="ch5" table:cell-range-address="Sheet1.B2:Sheet1.H2 Sheet1.A1:Sheet1.A1 Sheet1.B4:Sheet1.H4 Sheet1.A7:Sheet1.A7 Sheet1.B10:Sheet1.H10 Sheet1.A13:Sheet1.A13 Sheet1.B16:Sheet1.H16" chart:data-source-has-labels="both" svg:x="1.331cm" svg:y="2.138cm" svg:width="12.245cm" svg:height="5.701cm">
          <chart:coordinate-region svg:x="2.138cm" svg:y="2.337cm" svg:width="11.438cm" svg:height="4.855cm"/>
          <chart:axis chart:dimension="x" chart:name="primary-x" chart:style-name="ch6" chartooo:axis-type="auto">
            <chartooo:date-scale/>
            <chart:title svg:x="6.456cm" svg:y="8.019cm" chart:style-name="ch7">
              <text:p>Time-Interval</text:p>
            </chart:title>
            <chart:categories table:cell-range-address="Sheet1.B2:Sheet1.H2"/>
          </chart:axis>
          <chart:axis chart:dimension="y" chart:name="primary-y" chart:style-name="ch8">
            <chart:title svg:x="0.451cm" svg:y="6.567cm" chart:style-name="ch9">
              <text:p>Truck Fill Percentage</text:p>
            </chart:title>
          </chart:axis>
          <chart:series chart:style-name="ch10" chart:values-cell-range-address="Sheet1.B4:Sheet1.H4" chart:label-cell-address="Sheet1.A1:Sheet1.A1" chart:class="chart:bar">
            <chart:error-indicator chart:style-name="ch11" chart:dimension="x"/>
            <chart:data-point chart:repeated="7"/>
          </chart:series>
          <chart:series chart:style-name="ch12" chart:values-cell-range-address="Sheet1.B10:Sheet1.H10" chart:label-cell-address="Sheet1.A7:Sheet1.A7" chart:class="chart:bar">
            <chart:data-point chart:repeated="7"/>
          </chart:series>
          <chart:series chart:style-name="ch13" chart:values-cell-range-address="Sheet1.B16:Sheet1.H16" chart:label-cell-address="Sheet1.A13:Sheet1.A13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= 0</text:p>
                <draw:g>
                  <svg:desc>Sheet1.B2:Sheet1.H2</svg:desc>
                </draw:g>
              </table:table-cell>
              <table:table-cell office:value-type="string">
                <text:p>T = 1</text:p>
              </table:table-cell>
              <table:table-cell office:value-type="string">
                <text:p>T = 2</text:p>
              </table:table-cell>
              <table:table-cell office:value-type="string">
                <text:p>T = 3</text:p>
              </table:table-cell>
              <table:table-cell office:value-type="string">
                <text:p>T = 4</text:p>
              </table:table-cell>
              <table:table-cell office:value-type="string">
                <text:p>T = 5</text:p>
              </table:table-cell>
              <table:table-cell office:value-type="string">
                <text:p>T = 6</text:p>
              </table:table-cell>
            </table:table-row>
          </table:table-header-rows>
          <table:table-rows>
            <table:table-row>
              <table:table-cell office:value-type="string">
                <text:p>Region 1</text:p>
                <draw:g>
                  <svg:desc>Sheet1.A1:Sheet1.A1</svg:desc>
                </draw:g>
              </table:table-cell>
              <table:table-cell office:value-type="float" office:value="0">
                <text:p>0</text:p>
                <draw:g>
                  <svg:desc>Sheet1.B4:Sheet1.H4</svg:desc>
                </draw:g>
              </table:table-cell>
              <table:table-cell office:value-type="float" office:value="9.39498941564189">
                <text:p>9.39498941564189</text:p>
              </table:table-cell>
              <table:table-cell office:value-type="float" office:value="41.0747147923175">
                <text:p>41.0747147923175</text:p>
              </table:table-cell>
              <table:table-cell office:value-type="float" office:value="66.9598011601527">
                <text:p>66.9598011601527</text:p>
              </table:table-cell>
              <table:table-cell office:value-type="float" office:value="99.7110122439184">
                <text:p>99.7110122439184</text:p>
              </table:table-cell>
              <table:table-cell office:value-type="float" office:value="99.7110122439184">
                <text:p>99.7110122439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gion 2</text:p>
                <draw:g>
                  <svg:desc>Sheet1.A7:Sheet1.A7</svg:desc>
                </draw:g>
              </table:table-cell>
              <table:table-cell office:value-type="float" office:value="0">
                <text:p>0</text:p>
                <draw:g>
                  <svg:desc>Sheet1.B10:Sheet1.H10</svg:desc>
                </draw:g>
              </table:table-cell>
              <table:table-cell office:value-type="float" office:value="7.69492933191937">
                <text:p>7.69492933191937</text:p>
              </table:table-cell>
              <table:table-cell office:value-type="float" office:value="36.23059283917">
                <text:p>36.23059283917</text:p>
              </table:table-cell>
              <table:table-cell office:value-type="float" office:value="65.7120736349504">
                <text:p>65.7120736349504</text:p>
              </table:table-cell>
              <table:table-cell office:value-type="float" office:value="91.642605573909">
                <text:p>91.642605573909</text:p>
              </table:table-cell>
              <table:table-cell office:value-type="float" office:value="99.67059100641">
                <text:p>99.67059100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gion 3</text:p>
                <draw:g>
                  <svg:desc>Sheet1.A13:Sheet1.A13</svg:desc>
                </draw:g>
              </table:table-cell>
              <table:table-cell office:value-type="float" office:value="0">
                <text:p>0</text:p>
                <draw:g>
                  <svg:desc>Sheet1.B16:Sheet1.H16</svg:desc>
                </draw:g>
              </table:table-cell>
              <table:table-cell office:value-type="float" office:value="9.12363345616691">
                <text:p>9.12363345616691</text:p>
              </table:table-cell>
              <table:table-cell office:value-type="float" office:value="50.8588200959893">
                <text:p>50.8588200959893</text:p>
              </table:table-cell>
              <table:table-cell office:value-type="float" office:value="63.5672106490881">
                <text:p>63.5672106490881</text:p>
              </table:table-cell>
              <table:table-cell office:value-type="float" office:value="92.8728130955408">
                <text:p>92.8728130955408</text:p>
              </table:table-cell>
              <table:table-cell office:value-type="float" office:value="99.6638263018729">
                <text:p>99.6638263018729</text:p>
              </table:table-cell>
              <table:table-cell office:value-type="float" office:value="99.6638263018729">
                <text:p>99.663826301872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374cm" svg:y="0.316cm" chart:style-name="ch2">
          <text:p>Comparison of Truck 3 Fill Percentage VS Time-Interval</text:p>
        </chart:title>
        <chart:subtitle svg:x="6.699cm" svg:y="1.275cm" chart:style-name="ch3">
          <text:p>for all Regions</text:p>
        </chart:subtitle>
        <chart:legend chart:legend-position="end" svg:x="13.896cm" svg:y="3.703cm" style:legend-expansion="high" chart:style-name="ch4"/>
        <chart:plot-area chart:style-name="ch5" table:cell-range-address="Sheet1.B2:Sheet1.H2 Sheet1.A1:Sheet1.A1 Sheet1.B5:Sheet1.H5 Sheet1.A7:Sheet1.A7 Sheet1.B11:Sheet1.H11 Sheet1.A13:Sheet1.A13 Sheet1.B17:Sheet1.H17" chart:data-source-has-labels="both" svg:x="1.331cm" svg:y="2.138cm" svg:width="12.245cm" svg:height="5.701cm">
          <chart:coordinate-region svg:x="2.138cm" svg:y="2.337cm" svg:width="11.438cm" svg:height="4.855cm"/>
          <chart:axis chart:dimension="x" chart:name="primary-x" chart:style-name="ch6" chartooo:axis-type="auto">
            <chartooo:date-scale/>
            <chart:title svg:x="6.456cm" svg:y="8.019cm" chart:style-name="ch7">
              <text:p>Time-Interval</text:p>
            </chart:title>
            <chart:categories table:cell-range-address="Sheet1.B2:Sheet1.H2"/>
          </chart:axis>
          <chart:axis chart:dimension="y" chart:name="primary-y" chart:style-name="ch8">
            <chart:title svg:x="0.451cm" svg:y="6.567cm" chart:style-name="ch9">
              <text:p>Truck Fill Percentage</text:p>
            </chart:title>
            <chart:grid chart:style-name="ch10" chart:class="major"/>
          </chart:axis>
          <chart:series chart:style-name="ch11" chart:values-cell-range-address="Sheet1.B5:Sheet1.H5" chart:label-cell-address="Sheet1.A1:Sheet1.A1" chart:class="chart:bar">
            <chart:data-point chart:repeated="7"/>
          </chart:series>
          <chart:series chart:style-name="ch12" chart:values-cell-range-address="Sheet1.B11:Sheet1.H11" chart:label-cell-address="Sheet1.A7:Sheet1.A7" chart:class="chart:bar">
            <chart:data-point chart:repeated="7"/>
          </chart:series>
          <chart:series chart:style-name="ch13" chart:values-cell-range-address="Sheet1.B17:Sheet1.H17" chart:label-cell-address="Sheet1.A13:Sheet1.A13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= 0</text:p>
                <draw:g>
                  <svg:desc>Sheet1.B2:Sheet1.H2</svg:desc>
                </draw:g>
              </table:table-cell>
              <table:table-cell office:value-type="string">
                <text:p>T = 1</text:p>
              </table:table-cell>
              <table:table-cell office:value-type="string">
                <text:p>T = 2</text:p>
              </table:table-cell>
              <table:table-cell office:value-type="string">
                <text:p>T = 3</text:p>
              </table:table-cell>
              <table:table-cell office:value-type="string">
                <text:p>T = 4</text:p>
              </table:table-cell>
              <table:table-cell office:value-type="string">
                <text:p>T = 5</text:p>
              </table:table-cell>
              <table:table-cell office:value-type="string">
                <text:p>T = 6</text:p>
              </table:table-cell>
            </table:table-row>
          </table:table-header-rows>
          <table:table-rows>
            <table:table-row>
              <table:table-cell office:value-type="string">
                <text:p>Region 1</text:p>
                <draw:g>
                  <svg:desc>Sheet1.A1:Sheet1.A1</svg:desc>
                </draw:g>
              </table:table-cell>
              <table:table-cell office:value-type="float" office:value="0">
                <text:p>0</text:p>
                <draw:g>
                  <svg:desc>Sheet1.B5:Sheet1.H5</svg:desc>
                </draw:g>
              </table:table-cell>
              <table:table-cell office:value-type="float" office:value="3.66361843293692">
                <text:p>3.66361843293692</text:p>
              </table:table-cell>
              <table:table-cell office:value-type="float" office:value="24.2265583123129">
                <text:p>24.2265583123129</text:p>
              </table:table-cell>
              <table:table-cell office:value-type="float" office:value="49.7968482696398">
                <text:p>49.7968482696398</text:p>
              </table:table-cell>
              <table:table-cell office:value-type="float" office:value="88.3495876440345">
                <text:p>88.3495876440345</text:p>
              </table:table-cell>
              <table:table-cell office:value-type="float" office:value="99.3950852159089">
                <text:p>99.39508521590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gion 2</text:p>
                <draw:g>
                  <svg:desc>Sheet1.A7:Sheet1.A7</svg:desc>
                </draw:g>
              </table:table-cell>
              <table:table-cell office:value-type="float" office:value="0">
                <text:p>0</text:p>
                <draw:g>
                  <svg:desc>Sheet1.B11:Sheet1.H11</svg:desc>
                </draw:g>
              </table:table-cell>
              <table:table-cell office:value-type="float" office:value="6.05774819356887">
                <text:p>6.05774819356887</text:p>
              </table:table-cell>
              <table:table-cell office:value-type="float" office:value="26.8195536977115">
                <text:p>26.8195536977115</text:p>
              </table:table-cell>
              <table:table-cell office:value-type="float" office:value="44.9615180700162">
                <text:p>44.9615180700162</text:p>
              </table:table-cell>
              <table:table-cell office:value-type="float" office:value="75.4532530272853">
                <text:p>75.4532530272853</text:p>
              </table:table-cell>
              <table:table-cell office:value-type="float" office:value="99.8490045543598">
                <text:p>99.84900455435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gion 3</text:p>
                <draw:g>
                  <svg:desc>Sheet1.A13:Sheet1.A13</svg:desc>
                </draw:g>
              </table:table-cell>
              <table:table-cell office:value-type="float" office:value="0">
                <text:p>0</text:p>
                <draw:g>
                  <svg:desc>Sheet1.B17:Sheet1.H17</svg:desc>
                </draw:g>
              </table:table-cell>
              <table:table-cell office:value-type="float" office:value="7.36402015065641">
                <text:p>7.36402015065641</text:p>
              </table:table-cell>
              <table:table-cell office:value-type="float" office:value="13.4144279178573">
                <text:p>13.4144279178573</text:p>
              </table:table-cell>
              <table:table-cell office:value-type="float" office:value="37.0397360695193">
                <text:p>37.0397360695193</text:p>
              </table:table-cell>
              <table:table-cell office:value-type="float" office:value="60.9426963756656">
                <text:p>60.9426963756656</text:p>
              </table:table-cell>
              <table:table-cell office:value-type="float" office:value="82.7445744413746">
                <text:p>82.7445744413746</text:p>
              </table:table-cell>
              <table:table-cell office:value-type="float" office:value="99.5782494765017">
                <text:p>99.578249476501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93cm" svg:y="0.316cm" chart:style-name="ch2">
          <text:p>Total Waste VS Time-Interval</text:p>
        </chart:title>
        <chart:legend chart:legend-position="end" svg:x="13.307cm" svg:y="3.703cm" style:legend-expansion="high" chart:style-name="ch3"/>
        <chart:plot-area chart:style-name="ch4" table:cell-range-address="Sheet1.A1:Sheet1.A1 Sheet1.B2:Sheet1.H2 Sheet1.B6:Sheet1.H6 Sheet1.A7:Sheet1.A7 Sheet1.B12:Sheet1.H12 Sheet1.A13:Sheet1.A13 Sheet1.B18:Sheet1.H18" chart:data-source-has-labels="both" svg:x="1.331cm" svg:y="1.275cm" svg:width="11.656cm" svg:height="6.564cm">
          <chart:coordinate-region svg:x="2.138cm" svg:y="1.474cm" svg:width="10.849cm" svg:height="5.718cm"/>
          <chart:axis chart:dimension="x" chart:name="primary-x" chart:style-name="ch5" chartooo:axis-type="auto">
            <chartooo:date-scale/>
            <chart:title svg:x="6.162cm" svg:y="8.019cm" chart:style-name="ch6">
              <text:p>Time-Interval</text:p>
            </chart:title>
            <chart:categories table:cell-range-address="Sheet1.B2:Sheet1.H2"/>
          </chart:axis>
          <chart:axis chart:dimension="y" chart:name="primary-y" chart:style-name="ch7">
            <chart:title svg:x="0.451cm" svg:y="6.493cm" chart:style-name="ch8">
              <text:p>Total percentage of Waste</text:p>
            </chart:title>
          </chart:axis>
          <chart:series chart:style-name="ch9" chart:values-cell-range-address="Sheet1.B6:Sheet1.H6" chart:label-cell-address="Sheet1.A1:Sheet1.A1" chart:class="chart:line">
            <chart:data-point chart:repeated="7"/>
          </chart:series>
          <chart:series chart:style-name="ch10" chart:values-cell-range-address="Sheet1.B12:Sheet1.H12" chart:label-cell-address="Sheet1.A7:Sheet1.A7" chart:class="chart:line">
            <chart:data-point chart:repeated="7"/>
          </chart:series>
          <chart:series chart:style-name="ch11" chart:values-cell-range-address="Sheet1.B18:Sheet1.H18" chart:label-cell-address="Sheet1.A13:Sheet1.A13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= 0</text:p>
                <draw:g>
                  <svg:desc>Sheet1.B2:Sheet1.H2</svg:desc>
                </draw:g>
              </table:table-cell>
              <table:table-cell office:value-type="string">
                <text:p>T = 1</text:p>
              </table:table-cell>
              <table:table-cell office:value-type="string">
                <text:p>T = 2</text:p>
              </table:table-cell>
              <table:table-cell office:value-type="string">
                <text:p>T = 3</text:p>
              </table:table-cell>
              <table:table-cell office:value-type="string">
                <text:p>T = 4</text:p>
              </table:table-cell>
              <table:table-cell office:value-type="string">
                <text:p>T = 5</text:p>
              </table:table-cell>
              <table:table-cell office:value-type="string">
                <text:p>T = 6</text:p>
              </table:table-cell>
            </table:table-row>
          </table:table-header-rows>
          <table:table-rows>
            <table:table-row>
              <table:table-cell office:value-type="string">
                <text:p>Region 1</text:p>
                <draw:g>
                  <svg:desc>Sheet1.A1:Sheet1.A1</svg:desc>
                </draw:g>
              </table:table-cell>
              <table:table-cell office:value-type="float" office:value="0">
                <text:p>0</text:p>
                <draw:g>
                  <svg:desc>Sheet1.B6:Sheet1.H6</svg:desc>
                </draw:g>
              </table:table-cell>
              <table:table-cell office:value-type="float" office:value="10.9412433924632">
                <text:p>10.9412433924632</text:p>
              </table:table-cell>
              <table:table-cell office:value-type="float" office:value="36.4468855905332">
                <text:p>36.4468855905332</text:p>
              </table:table-cell>
              <table:table-cell office:value-type="float" office:value="64.0162786475058">
                <text:p>64.0162786475058</text:p>
              </table:table-cell>
              <table:table-cell office:value-type="float" office:value="95.8122757869912">
                <text:p>95.8122757869912</text:p>
              </table:table-cell>
              <table:table-cell office:value-type="float" office:value="99.6657111665003">
                <text:p>99.6657111665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gion 2</text:p>
                <draw:g>
                  <svg:desc>Sheet1.A7:Sheet1.A7</svg:desc>
                </draw:g>
              </table:table-cell>
              <table:table-cell office:value-type="float" office:value="0">
                <text:p>0</text:p>
                <draw:g>
                  <svg:desc>Sheet1.B12:Sheet1.H12</svg:desc>
                </draw:g>
              </table:table-cell>
              <table:table-cell office:value-type="float" office:value="7.56824863412008">
                <text:p>7.56824863412008</text:p>
              </table:table-cell>
              <table:table-cell office:value-type="float" office:value="28.8556560789121">
                <text:p>28.8556560789121</text:p>
              </table:table-cell>
              <table:table-cell office:value-type="float" office:value="57.2558358302095">
                <text:p>57.2558358302095</text:p>
              </table:table-cell>
              <table:table-cell office:value-type="float" office:value="88.5820850044565">
                <text:p>88.5820850044565</text:p>
              </table:table-cell>
              <table:table-cell office:value-type="float" office:value="99.8257552555831">
                <text:p>99.82575525558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gion 3</text:p>
                <draw:g>
                  <svg:desc>Sheet1.A13:Sheet1.A13</svg:desc>
                </draw:g>
              </table:table-cell>
              <table:table-cell office:value-type="float" office:value="0">
                <text:p>0</text:p>
                <draw:g>
                  <svg:desc>Sheet1.B18:Sheet1.H18</svg:desc>
                </draw:g>
              </table:table-cell>
              <table:table-cell office:value-type="float" office:value="8.73386818241324">
                <text:p>8.73386818241324</text:p>
              </table:table-cell>
              <table:table-cell office:value-type="float" office:value="34.5096754863901">
                <text:p>34.5096754863901</text:p>
              </table:table-cell>
              <table:table-cell office:value-type="float" office:value="53.5824384865035">
                <text:p>53.5824384865035</text:p>
              </table:table-cell>
              <table:table-cell office:value-type="float" office:value="84.1867557046305">
                <text:p>84.1867557046305</text:p>
              </table:table-cell>
              <table:table-cell office:value-type="float" office:value="93.7177194619776">
                <text:p>93.7177194619776</text:p>
              </table:table-cell>
              <table:table-cell office:value-type="float" office:value="99.3289444736866">
                <text:p>99.328944473686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